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Lohit Hindi1" svg:font-family="'Lohit Hindi'"/>
    <style:font-face style:name="OpenSymbol" svg:font-family="OpenSymbol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94bd5e" fo:padding="0.097cm" fo:border="0.002cm solid #000000">
        <style:background-image/>
      </style:table-cell-properties>
    </style:style>
    <style:style style:name="Table1.A2" style:family="table-cell">
      <style:table-cell-properties fo:background-color="#e6e64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4" style:family="table-cell">
      <style:table-cell-properties fo:background-color="#ffb515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5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officeooo:paragraph-rsid="0035b25a"/>
    </style:style>
    <style:style style:name="P2" style:family="paragraph" style:parent-style-name="Standard">
      <style:text-properties fo:color="#993366" fo:font-weight="bold" officeooo:rsid="0048ff68" officeooo:paragraph-rsid="004c3bc1" style:font-weight-asian="bold" style:font-weight-complex="bold"/>
    </style:style>
    <style:style style:name="P3" style:family="paragraph" style:parent-style-name="Standard">
      <style:text-properties officeooo:rsid="001a949f" officeooo:paragraph-rsid="001a949f"/>
    </style:style>
    <style:style style:name="P4" style:family="paragraph" style:parent-style-name="Standard">
      <style:text-properties officeooo:rsid="001901c8" officeooo:paragraph-rsid="001901c8"/>
    </style:style>
    <style:style style:name="P5" style:family="paragraph" style:parent-style-name="Standard">
      <style:text-properties officeooo:rsid="0048ff68" officeooo:paragraph-rsid="001901c8"/>
    </style:style>
    <style:style style:name="P6" style:family="paragraph" style:parent-style-name="Standard">
      <style:text-properties officeooo:rsid="0048ff68" officeooo:paragraph-rsid="00786a9c"/>
    </style:style>
    <style:style style:name="P7" style:family="paragraph" style:parent-style-name="Standard">
      <style:text-properties officeooo:rsid="006db38c" officeooo:paragraph-rsid="00786a9c"/>
    </style:style>
    <style:style style:name="P8" style:family="paragraph" style:parent-style-name="Standard">
      <style:text-properties officeooo:rsid="002d4e42" officeooo:paragraph-rsid="0030bab4"/>
    </style:style>
    <style:style style:name="P9" style:family="paragraph" style:parent-style-name="Table_20_Contents">
      <style:text-properties officeooo:paragraph-rsid="00786a9c"/>
    </style:style>
    <style:style style:name="P10" style:family="paragraph" style:parent-style-name="Standard">
      <style:text-properties officeooo:rsid="0030bab4" officeooo:paragraph-rsid="007e8934"/>
    </style:style>
    <style:style style:name="P11" style:family="paragraph" style:parent-style-name="Table_20_Contents">
      <style:text-properties officeooo:rsid="007c7623" officeooo:paragraph-rsid="007c7623"/>
    </style:style>
    <style:style style:name="P12" style:family="paragraph" style:parent-style-name="Table_20_Contents">
      <style:text-properties officeooo:rsid="0077029e" officeooo:paragraph-rsid="00786a9c"/>
    </style:style>
    <style:style style:name="T1" style:family="text">
      <style:text-properties officeooo:rsid="0035b25a"/>
    </style:style>
    <style:style style:name="T2" style:family="text">
      <style:text-properties officeooo:rsid="0063c194"/>
    </style:style>
    <style:style style:name="T3" style:family="text">
      <style:text-properties officeooo:rsid="007e893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TODAY]" text:name="TODAY"/>
        <text:user-field-decl office:value-type="string" office:string-value="IF OKS" text:name="IFOKS"/>
        <text:user-field-decl office:value-type="string" office:string-value="[IF ENTETE]" text:name="ENTETE"/>
        <text:user-field-decl office:value-type="string" office:string-value="[ENDIF ENTETE]" text:name="ENTETEFIN"/>
        <text:user-field-decl office:value-type="string" office:string-value="[IFNOT TESTFAUX]" text:name="FAUXB"/>
        <text:user-field-decl office:value-type="string" office:string-value="[ENDIF TESTFAUX]" text:name="FAUXE"/>
        <text:user-field-decl office:value-type="string" office:string-value="[IF TESTFAUX]" text:name="IFNFAUX"/>
        <text:user-field-decl office:value-type="string" office:string-value="[IFNOT OK2]" text:name="OK2B"/>
        <text:user-field-decl office:value-type="string" office:string-value="[ENDIF OK2]" text:name="OK2E"/>
        <text:user-field-decl office:value-type="string" office:string-value="[PUCES]" text:name="PUCES"/>
        <text:user-field-decl office:value-type="string" office:string-value="[V_OOO_HTML]" text:name="OOOHTML"/>
        <text:user-field-decl office:value-type="string" office:string-value="Spécial" text:name="SPECIAL"/>
        <text:user-field-decl office:value-type="string" office:string-value="[S_T2]" text:name="ST2B"/>
        <text:user-field-decl office:value-type="string" office:string-value="[S_N2bis]" text:name="N2Bis"/>
        <text:user-field-decl office:value-type="string" office:string-value="[NOTE2]" text:name="N2"/>
        <text:user-field-decl office:value-type="string" office:string-value="[S_N3]" text:name="SN3"/>
        <text:user-field-decl office:value-type="string" office:string-value="[NOTE1]" text:name="N1"/>
        <text:user-field-decl office:value-type="string" office:string-value="[V_T1]" text:name="T1"/>
      </text:user-field-decls>
      <text:p text:style-name="P3">[TODAY]</text:p>
      <text:p text:style-name="P4">Test <text:span text:style-name="T3">tableaux contigus.</text:span></text:p>
      <text:p text:style-name="P5"/>
      <text:p text:style-name="P10"><text:span text:style-name="T3">Un même tableau avec deux répétabilités.</text:span></text:p>
      <text:p text:style-name="P7"/>
      <text:section text:style-name="Sect1" text:name="Section1">
        <text:p text:style-name="P7"/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9"/>
            </table:table-cell>
          </table:table-row>
          <table:table-row>
            <table:table-cell table:style-name="Table1.A2" office:value-type="string">
              <text:p text:style-name="P9"><text:user-field-get text:name="N1">[NOTE1]</text:user-field-get></text:p>
            </table:table-cell>
          </table:table-row>
          <table:table-row>
            <table:table-cell table:style-name="Table1.A3" office:value-type="string">
              <text:p text:style-name="P11">Séparation</text:p>
            </table:table-cell>
          </table:table-row>
          <table:table-row>
            <table:table-cell table:style-name="Table1.A4" office:value-type="string">
              <text:p text:style-name="P12"><text:user-field-get text:name="N2">[NOTE2]</text:user-field-get></text:p>
            </table:table-cell>
          </table:table-row>
          <table:table-row>
            <table:table-cell table:style-name="Table1.A5" office:value-type="string">
              <text:p text:style-name="P9"/>
            </table:table-cell>
          </table:table-row>
        </table:table>
        <text:p text:style-name="P6"/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Lohit Hindi1" svg:font-family="'Lohit Hindi'"/>
    <style:font-face style:name="OpenSymbol" svg:font-family="OpenSymbol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35b25a"/>
    </style:style>
    <style:style style:name="MP2" style:family="paragraph" style:parent-style-name="Standard">
      <style:text-properties fo:color="#993366" fo:font-weight="bold" officeooo:rsid="0048ff68" officeooo:paragraph-rsid="004c3bc1" style:font-weight-asian="bold" style:font-weight-complex="bold"/>
    </style:style>
    <style:style style:name="MT1" style:family="text">
      <style:text-properties officeooo:rsid="0035b2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[TODAY]<text:tab/><text:tab/></text:span></text:p>
      </style:header>
      <style:footer>
        <text:user-field-decls>
          <text:user-field-decl office:value-type="string" office:string-value="[TODAY]" text:name="TODAY"/>
        </text:user-field-decls>
        <text:p text:style-name="MP2"><text:user-field-get text:name="TODAY">[TODAY]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0-12-13T09:34:05</meta:creation-date>
    <dc:date>2011-02-23T09:24:28</dc:date>
    <dc:creator>Eric Brison</dc:creator>
    <meta:editing-duration>PT21H18M29S</meta:editing-duration>
    <meta:editing-cycles>91</meta:editing-cycles>
    <meta:generator>OpenOffice.org/3.2$Linux OpenOffice.org_project/320m19$Build-9505</meta:generator>
    <dc:description>[IF ENTETE] Commmentaire [ENDIF ENTETE]
Fin</dc:description>
    <dc:title>[V_TITLE]</dc:title>
    <dc:subject>Sujet</dc:subject>
    <meta:document-statistic meta:table-count="1" meta:image-count="0" meta:object-count="0" meta:page-count="1" meta:paragraph-count="8" meta:word-count="15" meta:character-count="110"/>
  </office:meta>
</office:document-meta>
</file>